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2148" officeooo:paragraph-rsid="001621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reeeeeeeeeeeeeeeeeeeeeeeeeeeeeeeee12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8T21:25:43.371999858</meta:creation-date>
    <dc:date>2018-05-18T21:26:32.612514631</dc:date>
    <meta:editing-duration>PT56S</meta:editing-duration>
    <meta:editing-cycles>1</meta:editing-cycles>
    <meta:document-statistic meta:table-count="0" meta:image-count="0" meta:object-count="0" meta:page-count="1" meta:paragraph-count="1" meta:word-count="1" meta:character-count="39" meta:non-whitespace-character-count="39"/>
    <meta:generator>LibreOffice/6.0.3.2$Linux_x86 LibreOffice_project/00m0$Build-2</meta:generator>
  </office:meta>
</office:document-meta>
</file>